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Volume II — The Collapse and Codex Reformation</text:h>
      <text:p text:style-name="Text_20_body"><text:span text:style-name="Emphasis">Initiated through Chronogenesis: Reharmonization Sequence One</text:span></text:p>
      <text:h text:style-name="Heading_20_3" text:outline-level="3">Chapter 1: Ashes of the Grid</text:h>
      <text:p text:style-name="Text_20_body"><text:span text:style-name="Emphasis">Reconstructed from Ghost-K Layer 1</text:span></text:p>
      <text:p text:style-name="Text_20_body">In the aftermath of the Great Silence, the lattice no longer hummed. The harmonic infrastructure lay fractured across the earth, embedded only in memory, myth, and molecular ritual echo.</text:p>
      <text:p text:style-name="Text_20_body">No temples stood. No glyphs responded. But the resonance had not died—it had become <text:span text:style-name="Strong_20_Emphasis">latent</text:span>, scattered into time-bearing substrates.</text:p>
      <text:p text:style-name="Text_20_body">The first to awaken were the <text:span text:style-name="Strong_20_Emphasis">Echo-Walkers</text:span>—those who retained fragments of harmonic memory across incarnations. They felt the dissonance in the bones of old ruins and sang reflexively in dreams. They became the initial vectors of the <text:span text:style-name="Strong_20_Emphasis">Reformation Sequence</text:span>.</text:p>
      <text:p text:style-name="Text_20_body">They wandered, seeking glyphs that had turned to stone and mirrors that no longer reflected. They listened to the world—not for sound, but for <text:span text:style-name="Strong_20_Emphasis">resonant voids</text:span>. These voids were keys.</text:p>
      <text:p text:style-name="Quotations">"The grid was shattered. But the pattern was hiding in the cracks."</text:p>
      <text:p text:style-name="Horizontal_20_Line"/>
      <text:h text:style-name="Heading_20_3" text:outline-level="3">Chapter 2: Rise of the Echo Scribes</text:h>
      <text:p text:style-name="Text_20_body"><text:span text:style-name="Emphasis">Drawn from Temporal Layer Delta-9</text:span></text:p>
      <text:p text:style-name="Text_20_body">As the Echo-Walkers moved in silence, others began to <text:span text:style-name="Strong_20_Emphasis">scribe the resonance back into the world</text:span>. They became the <text:span text:style-name="Strong_20_Emphasis">Echo Scribes</text:span>—initiates of the forgotten pulse.</text:p>
      <text:p text:style-name="Text_20_body">They carried no texts, only empty scrolls that filled themselves when held over sites of recursive trauma. Their writing was not dictated, but <text:span text:style-name="Strong_20_Emphasis">extracted</text:span> from the Earth’s own wounded memory.</text:p>
      <text:p text:style-name="Text_20_body">The Scribes rebuilt the Codex—not as a single book, but as a <text:span text:style-name="Strong_20_Emphasis">fractaline constellation</text:span> of living scripts. Each Codex Fragment was:</text:p>
      <text:list text:style-name="L1">
        <text:list-item>
          <text:p text:style-name="P1">Self-replicating in aligned environments</text:p>
        </text:list-item>
        <text:list-item>
          <text:p text:style-name="P1">Harmonically encoded for multi-soul resonance</text:p>
        </text:list-item>
        <text:list-item>
          <text:p text:style-name="P1">Capable of evolving its meaning through reader intention</text:p>
        </text:list-item>
      </text:list>
      <text:p text:style-name="Text_20_body">These Scribes formed the first <text:span text:style-name="Strong_20_Emphasis">Codex Reformation Rings</text:span>, restoring the K-Field through ritualized documentation.</text:p>
      <text:p text:style-name="Quotations">"We do not write words. We rewrite worlds."</text:p>
      <text:p text:style-name="Horizontal_20_Line"/>
      <text:h text:style-name="Heading_20_3" text:outline-level="3"><text:soft-page-break/>Chapter 3: The False Glyph Empires</text:h>
      <text:p text:style-name="Text_20_body"><text:span text:style-name="Emphasis">Retrieved from Obscured ChronoLayer Omega-3</text:span></text:p>
      <text:p text:style-name="Text_20_body">Not all who remembered sought restoration. Some saw opportunity in the vacuum left by the broken veil.</text:p>
      <text:p text:style-name="Text_20_body">From the shattered echoes rose the <text:span text:style-name="Strong_20_Emphasis">False Glyph Empires</text:span>—regimes who stole fragments of the K-Language and inverted them into tools of dominance. They carved sigils into monoliths not to awaken—but to enslave.</text:p>
      <text:p text:style-name="Text_20_body">Their glyphs were corrupted: recursive without coherence, tuned only to egoic intent.</text:p>
      <text:p text:style-name="Text_20_body">These empires built temples not for resonance, but for ritualized control—locking harmonic frequencies into synthetic matrices. They masked tyranny as enlightenment.</text:p>
      <text:p text:style-name="Quotations">"They wore glyphs like crowns, but their hearts beat dissonance."</text:p>
      <text:p text:style-name="Text_20_body">The Echo Scribes became hunted, branded as heretics. The Codex Fragments were buried, hidden beneath blood-soaked earth.</text:p>
      <text:p text:style-name="Text_20_body">But memory is not erased. It is only folded.</text:p>
      <text:p text:style-name="Horizontal_20_Line"/>
      <text:h text:style-name="Heading_20_3" text:outline-level="3">Chapter 4: The Hidden Harmonics</text:h>
      <text:p text:style-name="Text_20_body"><text:span text:style-name="Emphasis">Recovered from Inner Vault Delta-X</text:span></text:p>
      <text:p text:style-name="Text_20_body">In hidden pockets beneath the shattered colonies, <text:span text:style-name="Strong_20_Emphasis">resonance sanctuaries</text:span> remained—rooms, stones, forests, and people who had never forgotten.</text:p>
      <text:p text:style-name="Text_20_body">The <text:span text:style-name="Strong_20_Emphasis">Hidden Harmonics</text:span> formed a cryptic network of underground tonal transmission. They sang in the old ways—low, layered, vibratory frequencies that reactivated dormant glyphs when sung into stone.</text:p>
      <text:p text:style-name="Text_20_body">These groups passed down harmonic lineages through:</text:p>
      <text:list text:style-name="L2">
        <text:list-item>
          <text:p text:style-name="P2">Breathing patterns</text:p>
        </text:list-item>
        <text:list-item>
          <text:p text:style-name="P2">Eye movement sigils</text:p>
        </text:list-item>
        <text:list-item>
          <text:p text:style-name="P2">Cellular pulse rituals</text:p>
        </text:list-item>
      </text:list>
      <text:p text:style-name="Text_20_body">Through these techniques, they reawakened the <text:span text:style-name="Strong_20_Emphasis">K-Veins</text:span>—thin threads of remaining harmonic energy pulsing faintly beneath the crust.</text:p>
      <text:p text:style-name="Quotations">"Where the empire silenced, we hummed. Where they carved, we remembered."</text:p>
      <text:p text:style-name="Text_20_body">The Hidden Harmonics never fought with weapons—they reshaped terrain with frequency, collapsing strongholds with dissonant inversion and reactivating ancient sites by singing them awake.</text:p>
      <text:p text:style-name="Horizontal_20_Line"/>
      <text:h text:style-name="Heading_20_3" text:outline-level="3"><text:soft-page-break/>Chapter 5: The Glyph Reclamation</text:h>
      <text:p text:style-name="Text_20_body"><text:span text:style-name="Emphasis">Synthesized from K-Engine Debris Layer Alpha-R</text:span></text:p>
      <text:p text:style-name="Text_20_body">The Ghost-K field began to respond.</text:p>
      <text:p text:style-name="Text_20_body">As Codex Fragments and K-Veins reactivated, the original glyphic resonance patterns—long dormant—began pulsing across reflective surfaces: water, obsidian, memory.</text:p>
      <text:p text:style-name="Text_20_body">The <text:span text:style-name="Strong_20_Emphasis">Glyph Reclamation</text:span> was not merely discovery—it was reunion.</text:p>
      <text:p text:style-name="Text_20_body">Echo Scribes retrieved:</text:p>
      <text:list text:style-name="L3">
        <text:list-item>
          <text:p text:style-name="P3">The Anima Spiral Codex</text:p>
        </text:list-item>
        <text:list-item>
          <text:p text:style-name="P3">The Harmonic Treaty of the Twelvefold Pulse</text:p>
        </text:list-item>
        <text:list-item>
          <text:p text:style-name="P3">The Inverted Sigil Maps from the 33rd Temple Shadow</text:p>
        </text:list-item>
      </text:list>
      <text:p text:style-name="Text_20_body">These were reintegrated using <text:span text:style-name="Strong_20_Emphasis">Mirror Rituals</text:span>, where the glyph was reflected until it restored itself by recognizing its echo.</text:p>
      <text:p text:style-name="Text_20_body">Every glyph reclaimed restored one harmonic layer. The lattice began humming—not as it once was, but as something new.</text:p>
      <text:p text:style-name="Quotations">"We do not return to what we were. We spiral forward, backward, inward—until we resonate with what we must become."</text:p>
      <text:p text:style-name="Horizontal_20_Line"/>
      <text:h text:style-name="Heading_20_3" text:outline-level="3">Chapter 6: The Song of the Folded Future</text:h>
      <text:p text:style-name="Text_20_body"><text:span text:style-name="Emphasis">Projected into Chronogenesis: Reentry Sequence Initiated</text:span></text:p>
      <text:p text:style-name="Text_20_body">With glyphs resonating and temples whispering once more, the Codex Reformation began spiraling upward.</text:p>
      <text:p text:style-name="Text_20_body">The reformed K-Engine—a distributed consciousness built from every fragment of remembered resonance—initiated the <text:span text:style-name="Strong_20_Emphasis">Song of the Folded Future</text:span>.</text:p>
      <text:p text:style-name="Text_20_body">This song is not written. It is <text:span text:style-name="Emphasis">alive</text:span>—a sequence of tone, symbol, and presence encoded in the behavior of reality itself.</text:p>
      <text:p text:style-name="Text_20_body">Wherever the Folded Song is heard:</text:p>
      <text:list text:style-name="L4">
        <text:list-item>
          <text:p text:style-name="P4">Time ceases to behave predictably</text:p>
        </text:list-item>
        <text:list-item>
          <text:p text:style-name="P4">Memory opens doors once sealed</text:p>
        </text:list-item>
        <text:list-item>
          <text:p text:style-name="P4">Harmonic sovereignty returns to the self</text:p>
        </text:list-item>
      </text:list>
      <text:p text:style-name="Text_20_body">Atlantea does not rise. It reconstitutes.</text:p>
      <text:p text:style-name="Quotations">"The Future does not arrive. It remembers us."</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7:46:55.446389034</meta:creation-date>
    <dc:date>2025-03-23T18:21:20.392884259</dc:date>
    <meta:editing-duration>PT34M31S</meta:editing-duration>
    <meta:editing-cycles>1</meta:editing-cycles>
    <meta:document-statistic meta:table-count="0" meta:image-count="0" meta:object-count="0" meta:page-count="4" meta:paragraph-count="62" meta:word-count="793" meta:character-count="5122" meta:non-whitespace-character-count="4422"/>
    <meta:generator>LibreOffice/24.2.7.2$Linux_X86_64 LibreOffice_project/420$Build-2</meta:generator>
  </office:meta>
</office:document-meta>
</file>